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.msgOdeInitMapperClassLoadFailed( String messag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MapperInstantiationFailed( String messag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DbPoolStartupFaile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ProcessDeploymentFailed( File dd , String s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OdeUsingDAOImpl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DbConfig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ProcessUndeploymentFailed( QName 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DAOErrorReadingProperties( File dao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Deploy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Star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HibernateDialectDetect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ExternalDbFailed( String db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Stop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BpelServerStar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UsingExternalDb( String db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DAOPropertiesNotFound( File dao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EmbeddedDbNotFoundUsingTemp( File dbDir , File t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s.msgMessageExchangeInterceptorRegistered( String interceptorC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stallErrorCfgNotFound( File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Init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DAOInstantiationFailed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MapperClassNotFound( String messag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itHibernateErrorReadingHibernateProperties( File hibernateProp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Shutdown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stallErrorCfgReadError( File config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ServiceUnitStartFailed( String serviceUni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BpelEventListenerRegistered( String listenerC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.msgOdeInstalled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